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6pt" fo:language="fr" fo:country="FR" style:text-underline-style="solid" style:text-underline-width="auto" style:text-underline-color="font-color" fo:font-weight="bold" officeooo:rsid="001067ac" officeooo:paragraph-rsid="001067a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2pt" fo:language="fr" fo:country="FR" style:text-underline-style="none" fo:font-weight="normal" officeooo:rsid="001067ac" officeooo:paragraph-rsid="001067a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2pt" fo:language="fr" fo:country="FR" style:text-underline-style="none" fo:font-weight="normal" officeooo:rsid="0010d079" officeooo:paragraph-rsid="0010d07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language="fr" fo:country="FR" style:text-underline-style="none" fo:font-weight="normal" officeooo:rsid="0010d079" officeooo:paragraph-rsid="001341d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language="fr" fo:country="FR" style:text-underline-style="none" fo:font-weight="normal" officeooo:rsid="00119ad7" officeooo:paragraph-rsid="00119ad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Liberation Serif" fo:font-size="12pt" fo:letter-spacing="normal" fo:language="fr" fo:country="FR" fo:font-style="normal" style:text-underline-style="none" fo:font-weight="normal" officeooo:rsid="001067ac" officeooo:paragraph-rsid="001067a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widows="1"/>
      <style:text-properties fo:font-variant="normal" fo:text-transform="none" fo:color="#222222" style:font-name="Liberation Serif" fo:font-size="12pt" fo:letter-spacing="normal" fo:language="fr" fo:country="FR" fo:font-style="normal" fo:font-weight="normal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6666ff" style:font-name="Liberation Serif" fo:font-size="14pt" fo:letter-spacing="normal" fo:language="fr" fo:country="FR" fo:font-style="normal" style:text-underline-style="none" fo:font-weight="bold" officeooo:rsid="001067ac" officeooo:paragraph-rsid="001067a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6666ff" fo:font-size="14pt" fo:language="fr" fo:country="FR" style:text-underline-style="none" fo:font-weight="bold" officeooo:rsid="001067ac" officeooo:paragraph-rsid="001067a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22222" style:font-name="Liberation Serif" fo:font-size="12pt" fo:letter-spacing="normal" fo:language="fr" fo:country="FR" fo:font-style="normal" fo:font-weight="normal" style:font-size-asian="12pt" style:font-size-complex="12pt"/>
    </style:style>
    <style:style style:name="T1" style:family="text">
      <style:text-properties fo:font-variant="normal" fo:text-transform="none" fo:color="#222222" style:font-name="Liberation Serif" fo:letter-spacing="normal" fo:font-style="normal" style:font-size-asian="12pt"/>
    </style:style>
    <style:style style:name="T2" style:family="text">
      <style:text-properties fo:font-variant="normal" fo:text-transform="none" fo:color="#222222" style:font-name="Liberation Serif" fo:letter-spacing="normal" fo:font-style="normal" officeooo:rsid="00119ad7" style:font-size-asian="12pt"/>
    </style:style>
    <style:style style:name="T3" style:family="text">
      <style:text-properties fo:font-variant="normal" fo:text-transform="none" fo:color="#222222" style:font-name="Liberation Serif" fo:letter-spacing="normal" fo:font-style="normal" officeooo:rsid="001341d0" style:font-size-asian="12pt"/>
    </style:style>
    <style:style style:name="T4" style:family="text">
      <style:text-properties fo:font-variant="normal" fo:text-transform="none" fo:color="#222222" style:font-name="Liberation Serif" fo:letter-spacing="normal" fo:font-style="normal" officeooo:rsid="0013e3fa" style:font-size-asian="12pt"/>
    </style:style>
    <style:style style:name="T5" style:family="text">
      <style:text-properties fo:font-variant="normal" fo:text-transform="none" fo:color="#222222" style:font-name="Liberation Serif" fo:letter-spacing="normal" fo:font-style="normal" officeooo:rsid="0015a67c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pour le client</text:p>
      <text:p text:style-name="P1"/>
      <text:p text:style-name="P6"/>
      <text:p text:style-name="P8">Liste</text:p>
      <text:p text:style-name="P6"/>
      <text:p text:style-name="P6">1-La liste la plus complète possible des capteurs qui seront reliés aux FPGA</text:p>
      <text:p text:style-name="P7">2-La liste la plus complète possible des actionneurs &amp; capteurs reliés aux IHM</text:p>
      <text:p text:style-name="P7">3-Le détail des caractéristiques du FPGA développée par le client (dimension, mémoire, fréquence d'horloge, nombre de port série GPIO, et autres périphériques, datasheet complète ?)</text:p>
      <text:p text:style-name="P7">4-L'avis sur la communication sans fils (proposition LiFi, WiFi, Bluetooth, Infrared, RFID...)</text:p>
      <text:p text:style-name="P7">5-Les différentes propositions de date pour les salons sur l'énergie nucléaire</text:p>
      <text:p text:style-name="P7">6-Une préférence sur le protocole de dialogue inter FPGA utilisé ? (I2C, CAN, serial..?)</text:p>
      <text:p text:style-name="P10">7-Motivations d'une carte FPGA ?</text:p>
      <text:p text:style-name="P2"/>
      <text:p text:style-name="P2"/>
      <text:p text:style-name="P9">Mise en forme du mail</text:p>
      <text:p text:style-name="P2"/>
      <text:p text:style-name="P3">Bonjour,</text:p>
      <text:p text:style-name="P3"/>
      <text:p text:style-name="P3"><text:tab/>Nous sommes étudiants à Polytech Paris UPMC en 4ème année d'électronique et informatique des systèmes embarqués. Pour le module de projet industriel, nous avons choisi de travailler sur le projet EDF1 (renommé « Reactor Monitoring » après vote du groupe). Nous aurions quelques questions à vous poser à propos du projet afin de bien tout cerner et comprendre.</text:p>
      <text:p text:style-name="P3"><text:tab/>Tout d'abord nous aimerions savoir ce qui a motivé le choix d'une carte FPGA <text:s/>(calculs importants, calculs en temps réels, …) ainsi que les caractéristiques du module développé (<text:span text:style-name="T1">dimension, mémoire, fréquence d'horloge, nombre de port série GPIO, et autres périphériques, …). Une datasheet a-t-elle été développée sur ce module ? Si oui, nous aimerions beaucoup en prendre connaissance si c'est possible. </text:span></text:p>
      <text:p text:style-name="P3"><text:span text:style-name="T1"><text:tab/>Au sujet de la communication entre les cartes, nous aimerions également savoir si vous avez </text:span><text:span text:style-name="T3">déjà figé </text:span><text:span text:style-name="T1">le protocole utilisé (I2C, CAN, serial, …). </text:span></text:p>
      <text:p text:style-name="P3"><text:span text:style-name="T1"><text:tab/>Afin de savoir quels Ips nous devons développés, serait-il possible d'avoir la liste la plus complète possible des capteurs qui sont reliés au FPGA ainsi que la liste des actionneurs et capteurs reliés aux IHM ?</text:span></text:p>
      <text:p text:style-name="P3"><text:span text:style-name="T1"><text:tab/>Enfin, nous avons lu que vous souhaiteriez expos</text:span><text:span text:style-name="T5">er </text:span><text:span text:style-name="T1">un prototype du projet lors des salons sur l'énergie nucléaire, avez-vous une date précise de</text:span><text:span text:style-name="T3">l'un de</text:span><text:span text:style-name="T1"> ces salons ?</text:span></text:p>
      <text:p text:style-name="P4"><text:span text:style-name="T1"><text:tab/>Nous avons fait une proposition à notre encadrante sur une </text:span><text:span text:style-name="T3">perspective d'amélioration </text:span><text:span text:style-name="T1">et nous souhaiterions avoir votre avis dessus : la communication </text:span><text:span text:style-name="T3">entre les cartes</text:span><text:span text:style-name="T1"> pourrait se faire par LiFi, WiFi, Bluetooth, RFID, ou autres moyens </text:span><text:span text:style-name="T3">sans fil </text:span><text:span text:style-name="T1">qui existent </text:span><text:span text:style-name="T4">afin d'éviter les abondances de fils pour faire communiquer des cartes éloignés</text:span><text:span text:style-name="T1">.</text:span></text:p>
      <text:p text:style-name="P3"/>
      <text:p text:style-name="P3"><text:span text:style-name="T1"><text:tab/></text:span><text:span text:style-name="T2">Veuillez accepter, Monsieur, Madame, l'expression de nos salutations distingués.</text:span></text:p>
      <text:p text:style-name="P3"/>
      <text:p text:style-name="P5"><text:span text:style-name="T1">G. Brière, M. Lieppe, J. Zuo</text:span></text:p>
      <text:p text:style-name="P5"><text:span text:style-name="T1">Groupe « Reactor Monitoring »</text:span></text:p>
      <text:p text:style-name="P5"><text:span text:style-name="T1">Etudiants en 4ème année d'Electronique et Informatique des Systèmes Embarqués</text:span></text:p>
      <text:p text:style-name="P5"><text:span text:style-name="T1">Polytech Paris UPM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09:12:59.968765716</meta:creation-date>
    <dc:date>2016-02-02T10:31:36.738998939</dc:date>
    <meta:editing-duration>PT1H13M11S</meta:editing-duration>
    <meta:editing-cycles>5</meta:editing-cycles>
    <meta:generator>LibreOffice/4.2.8.2$Linux_x86 LibreOffice_project/420m0$Build-2</meta:generator>
    <meta:document-statistic meta:table-count="0" meta:image-count="0" meta:object-count="0" meta:page-count="1" meta:paragraph-count="22" meta:word-count="395" meta:character-count="2547" meta:non-whitespace-character-count="2164"/>
  </office:meta>
</office:document-meta>
</file>